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ok. hagamos una prueba con estas ideas. veamos como podemos planificar un capitulo en lineas generales.</text:p>
      <text:p text:style-name="Text_20_body">nos interesa definir ahora la accion del mal, sus efectos, las situaciones criticas, y su resolucion.</text:p>
      <text:p text:style-name="Text_20_body">recordemos que Elara posee extraordinaria destreza fisica e intelectual, con el perfil del heroe classico, y los utilizara para superar los obstaculos.</text:p>
      <text:p text:style-name="Text_20_body">por otra parte, en cada capitulo introduciremos un objeto maldito. un objeto magico con el poder de dar algo que el usuario desea, pero con un coste maligno.</text:p>
      <text:p text:style-name="Text_20_body">por ejemplo una pluma que escribe el futuro, el usuario puede escribir lo que desea que suceda y esto se cumplira, pero a cambio de consecuencias terribles para el o para otros inocentes. transformandose en una pesadilla.</text:p>
      <text:p text:style-name="Text_20_body">o por ejemplo una lampara que crea sombras que se mueven libremente para hacer lo que el usuario necesita, pero al mismo tiempo provoca desastres o muertes.</text:p>
      <text:p text:style-name="Text_20_body">en escencia el objeto maldito encierra un demonio que se libera al conceder el deseo, y luego vuelve al objeto.</text:p>
      <text:p text:style-name="Text_20_body">en cada capitulo Elara se encontrara con algun objeto maldito (posiblemente proporcionado por el enemigo) y se vera tentada a utilizarlo, creando asi otros problemas que Debera resolver.</text:p>
      <text:p text:style-name="Text_20_body">y digamos que </text:p>
      <text:p text:style-name="Text_20_body">Elara llega a un nuevo pueblo con el objetivo de explorar antiguas ruinas arqueologicas.</text:p>
      <text:p text:style-name="Text_20_body">alli encontrara informacion valiosa acerca de la existencia. sin embargo no podra descifrarla sin la ayuda de un sabio local.</text:p>
      <text:p text:style-name="Text_20_body">finalmente con la ayuda del sabio Elara obtiene el conocimiento como una revelacion y abandona el pueblo para continuar con su viaje.</text:p>
      <text:p text:style-name="Text_20_body"/>
      <text:p text:style-name="Text_20_body">con estas ideas como marco,</text:p>
      <text:p text:style-name="Text_20_body">necesitamos,</text:p>
      <text:p text:style-name="Text_20_body">- un enemigo muy malvado</text:p>
      <text:p text:style-name="Text_20_body">- las acciones que haran que el lector odie al enemigo</text:p>
      <text:p text:style-name="Text_20_body">- las acciones del malvado para dificultan la investigacion de Elara</text:p>
      <text:p text:style-name="Text_20_body">- un objeto maldito</text:p>
      <text:p text:style-name="Text_20_body">- el problema que forzara a Elara a utilizar el objeto maldito</text:p>
      <text:p text:style-name="Text_20_body">- las consecuencias de utilizar el objeto</text:p>
      <text:p text:style-name="Text_20_body">- el desenlace, como Elara supera la situacion</text:p>
      <text:p text:style-name="Text_20_body"><text:soft-page-break/>- y un final misterioso e intrigante para el capitulo.</text:p>
      <text:p text:style-name="Text_20_body"/>
      <text:p text:style-name="Text_20_body">cual es tu propuesta?</text:p>
      <text:p text:style-name="Text_20_body">recuerda que no se trata de redactar el capitulo completo, sino solo de planificar los elementos clave de 'el mal' en lineas generales.</text:p>
      <text:p text:style-name="Horizontal_20_Line"/>
      <text:p text:style-name="Text_20_body"/>
      <text:p text:style-name="Text_20_body"/>
      <text:p text:style-name="Text_20_body">Perfecto.<text:line-break/>Voy a plantear <text:span text:style-name="Strong_20_Emphasis">un capítulo modelo</text:span>, totalmente alineado con lo que has definido: adulto, oscuro, moralmente incómodo y narrativamente reutilizable.</text:p>
      <text:p text:style-name="Text_20_body">No es redacción: es <text:span text:style-name="Strong_20_Emphasis">ingeniería del mal</text:span> aplicada a un capítulo.</text:p>
      <text:p text:style-name="Horizontal_20_Line"/>
      <text:h text:style-name="Heading_20_1" text:outline-level="1">CAPÍTULO MODELO — <text:span text:style-name="Emphasis">El precio de saber</text:span></text:h>
      <text:p text:style-name="Horizontal_20_Line"/>
      <text:h text:style-name="Heading_20_2" text:outline-level="2">1. El enemigo</text:h>
      <text:p text:style-name="Text_20_body"><text:span text:style-name="Strong_20_Emphasis">Nombre:</text:span> Arkhavel<text:line-break/><text:span text:style-name="Strong_20_Emphasis">Rol público:</text:span> Protector del Archivo del pueblo<text:line-break/><text:span text:style-name="Strong_20_Emphasis">Rol real:</text:span> Agente intelectual de Morgerathus<text:line-break/><text:span text:style-name="Strong_20_Emphasis">Forma de mal:</text:span> Control del conocimiento + crueldad racional</text:p>
      <text:h text:style-name="Heading_20_3" text:outline-level="3">Perfil</text:h>
      <text:list xml:id="list2728004452" text:style-name="L1">
        <text:list-item>
          <text:p text:style-name="P2">Educado, sobrio, respetado.</text:p>
        </text:list-item>
        <text:list-item>
          <text:p text:style-name="P2">No miente directamente.</text:p>
        </text:list-item>
        <text:list-item>
          <text:p text:style-name="P2">Cree que el conocimiento debe ser <text:span text:style-name="Strong_20_Emphasis">administrado</text:span>, no compartido.</text:p>
        </text:list-item>
        <text:list-item>
          <text:p text:style-name="P2">Considera que Elara es peligrosa por principio.</text:p>
        </text:list-item>
      </text:list>
      <text:p text:style-name="Text_20_body">Arkhavel no odia a Elara.<text:line-break/>La <text:span text:style-name="Strong_20_Emphasis">clasifica</text:span>.</text:p>
      <text:p text:style-name="Text_20_body">Eso lo hace odioso.</text:p>
      <text:p text:style-name="Horizontal_20_Line"/>
      <text:h text:style-name="Heading_20_2" text:outline-level="2"><text:soft-page-break/>2. Acciones que hacen odiar al enemigo</text:h>
      <text:list xml:id="list3730520213" text:style-name="L2">
        <text:list-item>
          <text:p text:style-name="P3">Mantiene a la población en ignorancia “por su propio bien”.</text:p>
        </text:list-item>
        <text:list-item>
          <text:p text:style-name="P3">Decide quién puede aprender y quién no.</text:p>
        </text:list-item>
        <text:list-item>
          <text:p text:style-name="P3">Ha dejado morir a personas por negarles acceso a conocimiento médico antiguo.</text:p>
        </text:list-item>
        <text:list-item>
          <text:p text:style-name="P3">Usa el archivo como herramienta de poder.</text:p>
        </text:list-item>
        <text:list-item>
          <text:p text:style-name="P3">Trata al sabio local como un recurso, no como un ser humano.</text:p>
        </text:list-item>
      </text:list>
      <text:p text:style-name="Text_20_body">El lector entiende rápido:<text:line-break/>👉 este hombre <text:span text:style-name="Strong_20_Emphasis">destruye vidas sin ensuciarse las manos</text:span>.</text:p>
      <text:p text:style-name="Horizontal_20_Line"/>
      <text:h text:style-name="Heading_20_2" text:outline-level="2">3. Acciones para dificultar la investigación de Elara</text:h>
      <text:list xml:id="list3684209432" text:style-name="L3">
        <text:list-item>
          <text:p text:style-name="P4">Le niega el acceso a las ruinas sin permiso oficial.</text:p>
        </text:list-item>
        <text:list-item>
          <text:p text:style-name="P4">Retrasa el permiso indefinidamente.</text:p>
        </text:list-item>
        <text:list-item>
          <text:p text:style-name="P4">Aísla al sabio local bajo “protección”.</text:p>
        </text:list-item>
        <text:list-item>
          <text:p text:style-name="P4">Filtra información falsa sobre las ruinas.</text:p>
        </text:list-item>
        <text:list-item>
          <text:p text:style-name="P4">Observa qué símbolos del mapa atraen a Elara.</text:p>
        </text:list-item>
      </text:list>
      <text:p text:style-name="Text_20_body">Todo es legal.<text:line-break/>Todo es asfixiante.</text:p>
      <text:p text:style-name="Horizontal_20_Line"/>
      <text:h text:style-name="Heading_20_2" text:outline-level="2">4. El sabio local</text:h>
      <text:p text:style-name="Text_20_body"><text:span text:style-name="Strong_20_Emphasis">Nombre:</text:span> Edrin</text:p>
      <text:list xml:id="list786542089" text:style-name="L4">
        <text:list-item>
          <text:p text:style-name="P5">Anciano, enfermo, brillante.</text:p>
        </text:list-item>
        <text:list-item>
          <text:p text:style-name="P5">Conoce fragmentos del conocimiento místico.</text:p>
        </text:list-item>
        <text:list-item>
          <text:p text:style-name="P5">Vive vigilado.</text:p>
        </text:list-item>
        <text:list-item>
          <text:p text:style-name="P5">Sabe que ayudar a Elara le costará la vida.</text:p>
        </text:list-item>
      </text:list>
      <text:p text:style-name="Text_20_body">Edrin <text:span text:style-name="Strong_20_Emphasis">elige ayudar</text:span> aun sabiendo el precio.</text:p>
      <text:p text:style-name="Text_20_body">Eso eleva el conflicto moral.</text:p>
      <text:p text:style-name="Horizontal_20_Line"/>
      <text:h text:style-name="Heading_20_2" text:outline-level="2"><text:soft-page-break/>5. El objeto maldito</text:h>
      <text:h text:style-name="Heading_20_3" text:outline-level="3">Objeto: <text:span text:style-name="Emphasis">La Tabla del Juicio</text:span></text:h>
      <text:list xml:id="list2616461406" text:style-name="L5">
        <text:list-item>
          <text:p text:style-name="P6">Una losa de obsidiana con inscripciones móviles.</text:p>
        </text:list-item>
        <text:list-item>
          <text:p text:style-name="P6">Permite formular una pregunta sobre la realidad.</text:p>
        </text:list-item>
        <text:list-item>
          <text:p text:style-name="P6">Responde con verdad absoluta…<text:line-break/><text:span text:style-name="Strong_20_Emphasis">pero exige un juicio equivalente</text:span>.</text:p>
        </text:list-item>
      </text:list>
      <text:p text:style-name="Text_20_body">El demonio interior no miente.<text:line-break/>Solo <text:span text:style-name="Strong_20_Emphasis">cobra</text:span>.</text:p>
      <text:p text:style-name="Horizontal_20_Line"/>
      <text:h text:style-name="Heading_20_2" text:outline-level="2">6. El problema que fuerza su uso</text:h>
      <text:list xml:id="list2111670186" text:style-name="L6">
        <text:list-item>
          <text:p text:style-name="P7">Arkhavel condena a Edrin públicamente por traición.</text:p>
        </text:list-item>
        <text:list-item>
          <text:p text:style-name="P7">La ejecución es inminente.</text:p>
        </text:list-item>
        <text:list-item>
          <text:p text:style-name="P7">Elara no puede rescatarlo por la fuerza sin provocar una masacre.</text:p>
        </text:list-item>
        <text:list-item>
          <text:p text:style-name="P7">El conocimiento que Edrin guarda se perderá para siempre.</text:p>
        </text:list-item>
      </text:list>
      <text:p text:style-name="Text_20_body">El tiempo se agota.<text:line-break/>La vía heroica clásica <text:span text:style-name="Strong_20_Emphasis">no funciona</text:span>.</text:p>
      <text:p text:style-name="Horizontal_20_Line"/>
      <text:h text:style-name="Heading_20_2" text:outline-level="2">7. La tentación</text:h>
      <text:p text:style-name="Text_20_body">Elara desea:</text:p>
      <text:list xml:id="list3196862255" text:style-name="L7">
        <text:list-item>
          <text:p text:style-name="P8">Salvar al sabio.</text:p>
        </text:list-item>
        <text:list-item>
          <text:p text:style-name="P8">Obtener el conocimiento.</text:p>
        </text:list-item>
        <text:list-item>
          <text:p text:style-name="P8">Derrotar a Arkhavel.</text:p>
        </text:list-item>
      </text:list>
      <text:p text:style-name="Text_20_body">La Tabla puede responder:</text:p>
      <text:p text:style-name="Quotations">“¿Cómo salvar a Edrin sin destruir el pueblo?”</text:p>
      <text:p text:style-name="Text_20_body">El lector entiende:<text:line-break/>👉 <text:span text:style-name="Strong_20_Emphasis">No hay respuesta gratuita.</text:span></text:p>
      <text:p text:style-name="Horizontal_20_Line"/>
      <text:h text:style-name="Heading_20_2" text:outline-level="2">8. Consecuencias del uso del objeto</text:h>
      <text:p text:style-name="Text_20_body">La Tabla responde.</text:p>
      <text:list xml:id="list2178069529" text:style-name="L8">
        <text:list-item>
          <text:p text:style-name="P9"><text:soft-page-break/>El plan funciona.</text:p>
        </text:list-item>
        <text:list-item>
          <text:p text:style-name="P9">Edrin se salva.</text:p>
        </text:list-item>
        <text:list-item>
          <text:p text:style-name="P9">Elara obtiene el conocimiento.</text:p>
        </text:list-item>
      </text:list>
      <text:p text:style-name="Text_20_body">Pero:</text:p>
      <text:list xml:id="list2382560300" text:style-name="L9">
        <text:list-item>
          <text:p text:style-name="P10">Un niño muere por una cadena de eventos inevitables.</text:p>
        </text:list-item>
        <text:list-item>
          <text:p text:style-name="P10">El pueblo interpreta la muerte como castigo divino.</text:p>
        </text:list-item>
        <text:list-item>
          <text:p text:style-name="P10">Arkhavel sale reforzado como garante del orden.</text:p>
        </text:list-item>
      </text:list>
      <text:p text:style-name="Text_20_body">El demonio vuelve a la tabla.</text:p>
      <text:p text:style-name="Text_20_body">El precio se ha cobrado.</text:p>
      <text:p text:style-name="Horizontal_20_Line"/>
      <text:h text:style-name="Heading_20_2" text:outline-level="2">9. El desenlace</text:h>
      <text:p text:style-name="Text_20_body">Elara:</text:p>
      <text:list xml:id="list2755074704" text:style-name="L10">
        <text:list-item>
          <text:p text:style-name="P11">Enfrenta a Arkhavel intelectualmente.</text:p>
        </text:list-item>
        <text:list-item>
          <text:p text:style-name="P11">Lo expone como responsable indirecto.</text:p>
        </text:list-item>
        <text:list-item>
          <text:p text:style-name="P11">No puede destruirlo sin romper el equilibrio del pueblo.</text:p>
        </text:list-item>
      </text:list>
      <text:p text:style-name="Text_20_body">Victoria incompleta.</text:p>
      <text:p text:style-name="Text_20_body">Edrin le entrega:</text:p>
      <text:list xml:id="list556444716" text:style-name="L11">
        <text:list-item>
          <text:p text:style-name="P12">El fragmento de conocimiento.</text:p>
        </text:list-item>
        <text:list-item>
          <text:p text:style-name="P12">Una advertencia:</text:p>
          <text:p text:style-name="P1">“El saber absoluto siempre pide sangre.”</text:p>
        </text:list-item>
      </text:list>
      <text:p text:style-name="Horizontal_20_Line"/>
      <text:h text:style-name="Heading_20_2" text:outline-level="2">10. Final misterioso e inquietante</text:h>
      <text:list xml:id="list813724104" text:style-name="L12">
        <text:list-item>
          <text:p text:style-name="P13">Elara se marcha al amanecer.</text:p>
        </text:list-item>
        <text:list-item>
          <text:p text:style-name="P13">Observa la Tabla enterrada bajo las ruinas.</text:p>
        </text:list-item>
        <text:list-item>
          <text:p text:style-name="P13">Sabe que otros la encontrarán.</text:p>
        </text:list-item>
        <text:list-item>
          <text:p text:style-name="P13">El lector entiende que el mal <text:span text:style-name="Strong_20_Emphasis">permanece</text:span>.</text:p>
        </text:list-item>
      </text:list>
      <text:p text:style-name="Text_20_body">Última imagen sugerida:<text:line-break/>Elara limpiándose las manos…<text:line-break/>sin que estén manchadas de sangre.</text:p>
      <text:p text:style-name="Horizontal_20_Line"><text:soft-page-break/></text:p>
      <text:h text:style-name="Heading_20_2" text:outline-level="2">11. Función del capítulo en el conjunto</text:h>
      <text:list xml:id="list44411105" text:style-name="L13">
        <text:list-item>
          <text:p text:style-name="P14">El lector odia al enemigo.</text:p>
        </text:list-item>
        <text:list-item>
          <text:p text:style-name="P14">El mal se muestra eficiente y moralmente repugnante.</text:p>
        </text:list-item>
        <text:list-item>
          <text:p text:style-name="P14">Elara <text:span text:style-name="Strong_20_Emphasis">gana, pero se contamina</text:span>.</text:p>
        </text:list-item>
        <text:list-item>
          <text:p text:style-name="P14">El Codex se vuelve aún más peligroso.</text:p>
        </text:list-item>
        <text:list-item>
          <text:p text:style-name="P14">Morgerathus avanza sin aparecer.</text:p>
        </text:list-item>
      </text:list>
      <text:p text:style-name="Horizontal_20_Line"/>
      <text:p text:style-name="Text_20_body">Si quieres, el siguiente paso natural sería:</text:p>
      <text:list xml:id="list865234654" text:style-name="L14">
        <text:list-item>
          <text:p text:style-name="P15">diseñar <text:span text:style-name="Strong_20_Emphasis">una tabla de objetos malditos</text:span> (uno por capítulo)</text:p>
        </text:list-item>
        <text:list-item>
          <text:p text:style-name="P15">o crear <text:span text:style-name="Strong_20_Emphasis">una escalera de corrupción de Elara</text:span></text:p>
        </text:list-item>
        <text:list-item>
          <text:p text:style-name="P15">o planificar <text:span text:style-name="Strong_20_Emphasis">el primer capítulo</text:span> con máxima fuerza emocional</text:p>
        </text:list-item>
      </text:list>
      <text:p text:style-name="Text_20_body">Dime por dónde quieres seguir bajand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2T17:30:25.770000000</meta:creation-date>
    <dc:date>2025-12-22T17:50:05.871000000</dc:date>
    <meta:editing-duration>PT9M30S</meta:editing-duration>
    <meta:editing-cycles>1</meta:editing-cycles>
    <meta:document-statistic meta:table-count="0" meta:image-count="0" meta:object-count="0" meta:page-count="6" meta:paragraph-count="116" meta:word-count="990" meta:character-count="5794" meta:non-whitespace-character-count="4970"/>
    <meta:generator>LibreOffice/7.3.5.2$Windows_X86_64 LibreOffice_project/184fe81b8c8c30d8b5082578aee2fed2ea847c01</meta:generator>
  </office:meta>
</office:document-meta>
</file>